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992cm" style:rel-column-width="15387*"/>
    </style:style>
    <style:style style:name="Tabela1.B" style:family="table-column">
      <style:table-column-properties style:column-width="13.009cm" style:rel-column-width="5014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880fd" officeooo:paragraph-rsid="000880fd"/>
    </style:style>
    <style:style style:name="P2" style:family="paragraph" style:parent-style-name="Standard">
      <style:paragraph-properties fo:text-align="center" style:justify-single-word="false"/>
      <style:text-properties fo:color="#808080" fo:font-size="10pt" officeooo:rsid="0009c9e3" officeooo:paragraph-rsid="0009c9e3" style:font-size-asian="10pt" style:font-size-complex="10pt"/>
    </style:style>
    <style:style style:name="P3" style:family="paragraph" style:parent-style-name="Standard">
      <style:paragraph-properties fo:text-align="center" style:justify-single-word="false"/>
      <style:text-properties fo:font-size="48pt" officeooo:rsid="000880fd" officeooo:paragraph-rsid="000880fd" style:font-size-asian="48pt" style:font-size-complex="48pt"/>
    </style:style>
    <style:style style:name="P4" style:family="paragraph" style:parent-style-name="Standard">
      <style:paragraph-properties fo:text-align="start" style:justify-single-word="false"/>
      <style:text-properties officeooo:paragraph-rsid="000eeff9"/>
    </style:style>
    <style:style style:name="P5" style:family="paragraph" style:parent-style-name="Standard">
      <style:paragraph-properties fo:text-align="start" style:justify-single-word="false" fo:break-before="page"/>
      <style:text-properties officeooo:paragraph-rsid="000eeff9"/>
    </style:style>
    <style:style style:name="P6" style:family="paragraph" style:parent-style-name="Contents_20_Heading">
      <style:paragraph-properties fo:break-before="page"/>
    </style:style>
    <style:style style:name="P7" style:family="paragraph" style:parent-style-name="Text_20_body">
      <style:text-properties officeooo:rsid="000fbea3" officeooo:paragraph-rsid="000fbea3"/>
    </style:style>
    <style:style style:name="P8" style:family="paragraph" style:parent-style-name="Text_20_body">
      <style:text-properties officeooo:rsid="00100193" officeooo:paragraph-rsid="00100193"/>
    </style:style>
    <style:style style:name="P9" style:family="paragraph" style:parent-style-name="Text_20_body">
      <style:text-properties officeooo:rsid="0016d6c1" officeooo:paragraph-rsid="0016d6c1"/>
    </style:style>
    <style:style style:name="P10" style:family="paragraph" style:parent-style-name="Text_20_body">
      <style:text-properties officeooo:rsid="001dc682" officeooo:paragraph-rsid="001c5fc3"/>
    </style:style>
    <style:style style:name="P11" style:family="paragraph" style:parent-style-name="Text_20_body">
      <style:text-properties officeooo:rsid="001f1d60" officeooo:paragraph-rsid="001f1d60"/>
    </style:style>
    <style:style style:name="P12" style:family="paragraph" style:parent-style-name="Text_20_body">
      <style:text-properties officeooo:rsid="001f1d60" officeooo:paragraph-rsid="00215967"/>
    </style:style>
    <style:style style:name="P13" style:family="paragraph" style:parent-style-name="Text_20_body">
      <style:text-properties officeooo:rsid="00215967" officeooo:paragraph-rsid="00215967"/>
    </style:style>
    <style:style style:name="P14" style:family="paragraph" style:parent-style-name="Text_20_body">
      <style:text-properties officeooo:rsid="00217c9c" officeooo:paragraph-rsid="00217c9c"/>
    </style:style>
    <style:style style:name="P15" style:family="paragraph" style:parent-style-name="Text_20_body">
      <style:text-properties officeooo:rsid="002232f9" officeooo:paragraph-rsid="002232f9"/>
    </style:style>
    <style:style style:name="P16" style:family="paragraph" style:parent-style-name="Text_20_body">
      <style:text-properties officeooo:rsid="00232d65" officeooo:paragraph-rsid="00232d65"/>
    </style:style>
    <style:style style:name="P17" style:family="paragraph" style:parent-style-name="Text_20_body">
      <style:text-properties officeooo:paragraph-rsid="00232d65"/>
    </style:style>
    <style:style style:name="P18" style:family="paragraph" style:parent-style-name="Preformatted_20_Text">
      <loext:graphic-properties draw:fill="solid" draw:fill-color="#2b2b2b" draw:opacity="100%"/>
      <style:paragraph-properties fo:background-color="#2b2b2b"/>
      <style:text-properties fo:color="#808080"/>
    </style:style>
    <style:style style:name="P19" style:family="paragraph" style:parent-style-name="Preformatted_20_Text">
      <loext:graphic-properties draw:fill="solid" draw:fill-color="#2b2b2b" draw:opacity="100%"/>
      <style:paragraph-properties fo:background-color="#2b2b2b"/>
      <style:text-properties fo:color="#808080" officeooo:paragraph-rsid="0016ebf4"/>
    </style:style>
    <style:style style:name="P20" style:family="paragraph" style:parent-style-name="Preformatted_20_Text">
      <loext:graphic-properties draw:fill="solid" draw:fill-color="#2b2b2b" draw:opacity="100%"/>
      <style:paragraph-properties fo:background-color="#2b2b2b"/>
      <style:text-properties fo:color="#808080" style:font-name="Courier New" officeooo:paragraph-rsid="001dc682"/>
    </style:style>
    <style:style style:name="P21" style:family="paragraph" style:parent-style-name="Preformatted_20_Text">
      <loext:graphic-properties draw:fill="solid" draw:fill-color="#2b2b2b" draw:opacity="100%"/>
      <style:paragraph-properties fo:background-color="#2b2b2b"/>
      <style:text-properties fo:color="#808080" officeooo:paragraph-rsid="001dc682"/>
    </style:style>
    <style:style style:name="P22" style:family="paragraph" style:parent-style-name="Preformatted_20_Text">
      <loext:graphic-properties draw:fill="solid" draw:fill-color="#2b2b2b" draw:opacity="100%"/>
      <style:paragraph-properties fo:margin-top="0cm" fo:margin-bottom="0.499cm" loext:contextual-spacing="false" fo:background-color="#2b2b2b"/>
      <style:text-properties fo:color="#808080" officeooo:paragraph-rsid="001f1d60"/>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able_20_Contents">
      <style:text-properties officeooo:rsid="00215967" officeooo:paragraph-rsid="00215967"/>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text-properties officeooo:rsid="000eeff9" officeooo:paragraph-rsid="000eeff9"/>
    </style:style>
    <style:style style:name="P27" style:family="paragraph" style:parent-style-name="Heading_20_1">
      <style:text-properties officeooo:rsid="000fbea3" officeooo:paragraph-rsid="000fbea3"/>
    </style:style>
    <style:style style:name="P28" style:family="paragraph" style:parent-style-name="Heading_20_1">
      <style:text-properties officeooo:rsid="00100193" officeooo:paragraph-rsid="00100193"/>
    </style:style>
    <style:style style:name="P29" style:family="paragraph" style:parent-style-name="Heading_20_1" style:list-style-name=""/>
    <style:style style:name="P30" style:family="paragraph" style:parent-style-name="Heading_20_1" style:list-style-name="">
      <style:text-properties officeooo:rsid="0016d6c1" officeooo:paragraph-rsid="0016d6c1"/>
    </style:style>
    <style:style style:name="P31" style:family="paragraph" style:parent-style-name="Heading_20_1">
      <style:text-properties officeooo:rsid="002232f9" officeooo:paragraph-rsid="002232f9"/>
    </style:style>
    <style:style style:name="P32" style:family="paragraph" style:parent-style-name="Heading_20_1">
      <style:paragraph-properties fo:break-before="page"/>
      <style:text-properties officeooo:rsid="0016d6c1" officeooo:paragraph-rsid="0016d6c1"/>
    </style:style>
    <style:style style:name="P33" style:family="paragraph" style:parent-style-name="Heading_20_1">
      <style:paragraph-properties fo:break-before="page"/>
      <style:text-properties officeooo:rsid="001f1d60" officeooo:paragraph-rsid="001f1d60"/>
    </style:style>
    <style:style style:name="P34" style:family="paragraph" style:parent-style-name="Heading_20_1">
      <style:paragraph-properties fo:break-before="page"/>
      <style:text-properties officeooo:rsid="002232f9" officeooo:paragraph-rsid="002232f9"/>
    </style:style>
    <style:style style:name="P35" style:family="paragraph" style:parent-style-name="Heading_20_1">
      <style:paragraph-properties fo:break-before="page"/>
      <style:text-properties officeooo:rsid="0020e902" officeooo:paragraph-rsid="00215967"/>
    </style:style>
    <style:style style:name="P36" style:family="paragraph" style:parent-style-name="Text_20_body">
      <style:text-properties officeooo:rsid="00100193" officeooo:paragraph-rsid="0016d6c1"/>
    </style:style>
    <style:style style:name="P37" style:family="paragraph" style:parent-style-name="Text_20_body" style:list-style-name="L1">
      <style:text-properties officeooo:rsid="00100193" officeooo:paragraph-rsid="001214db"/>
    </style:style>
    <style:style style:name="P38" style:family="paragraph" style:parent-style-name="Text_20_body" style:list-style-name="L1">
      <style:text-properties officeooo:rsid="00100193" officeooo:paragraph-rsid="001317c6"/>
    </style:style>
    <style:style style:name="P39" style:family="paragraph" style:parent-style-name="Text_20_body" style:list-style-name="L1">
      <style:text-properties officeooo:rsid="001317c6" officeooo:paragraph-rsid="0016d6c1"/>
    </style:style>
    <style:style style:name="P40" style:family="paragraph" style:parent-style-name="Text_20_body" style:list-style-name="L1">
      <style:text-properties officeooo:rsid="001317c6" officeooo:paragraph-rsid="001317c6"/>
    </style:style>
    <style:style style:name="P41" style:family="paragraph" style:parent-style-name="Text_20_body" style:list-style-name="L1">
      <style:text-properties officeooo:rsid="0016d6c1" officeooo:paragraph-rsid="0016d6c1"/>
    </style:style>
    <style:style style:name="P42" style:family="paragraph" style:parent-style-name="Text_20_body">
      <style:text-properties officeooo:rsid="00215967" officeooo:paragraph-rsid="00215967"/>
    </style:style>
    <style:style style:name="P43" style:family="paragraph" style:parent-style-name="Text_20_body">
      <style:text-properties officeooo:paragraph-rsid="0025cfe2"/>
    </style:style>
    <style:style style:name="P44" style:family="paragraph" style:parent-style-name="Preformatted_20_Text">
      <loext:graphic-properties draw:fill="solid" draw:fill-color="#2b2b2b" draw:opacity="100%"/>
      <style:paragraph-properties fo:margin-top="0cm" fo:margin-bottom="0.499cm" loext:contextual-spacing="false" fo:background-color="#2b2b2b"/>
      <style:text-properties fo:color="#808080" style:font-name="Courier New" officeooo:paragraph-rsid="001f1d60"/>
    </style:style>
    <style:style style:name="P45" style:family="paragraph" style:parent-style-name="Preformatted_20_Text">
      <loext:graphic-properties draw:fill="solid" draw:fill-color="#2b2b2b" draw:opacity="100%"/>
      <style:paragraph-properties fo:margin-top="0cm" fo:margin-bottom="0.499cm" loext:contextual-spacing="false" fo:background-color="#2b2b2b"/>
      <style:text-properties fo:color="#808080" style:font-name="Courier New" officeooo:rsid="001dc682" officeooo:paragraph-rsid="001f1d60"/>
    </style:style>
    <style:style style:name="P46" style:family="paragraph" style:parent-style-name="Heading_20_2">
      <style:text-properties officeooo:rsid="00217c9c" officeooo:paragraph-rsid="00217c9c"/>
    </style:style>
    <style:style style:name="T1" style:family="text">
      <style:text-properties officeooo:rsid="0009c9e3"/>
    </style:style>
    <style:style style:name="T2" style:family="text">
      <style:text-properties officeooo:rsid="000fbea3"/>
    </style:style>
    <style:style style:name="T3" style:family="text">
      <style:text-properties officeooo:rsid="00100193"/>
    </style:style>
    <style:style style:name="T4" style:family="text">
      <style:text-properties officeooo:rsid="001317c6"/>
    </style:style>
    <style:style style:name="T5" style:family="text">
      <style:text-properties officeooo:rsid="0014e93e"/>
    </style:style>
    <style:style style:name="T6" style:family="text">
      <style:text-properties officeooo:rsid="0016d6c1"/>
    </style:style>
    <style:style style:name="T7" style:family="text">
      <style:text-properties style:font-name="Courier New"/>
    </style:style>
    <style:style style:name="T8" style:family="text">
      <style:text-properties style:font-name="Courier New" officeooo:rsid="0016ebf4"/>
    </style:style>
    <style:style style:name="T9" style:family="text">
      <style:text-properties style:font-name="Courier New" officeooo:rsid="001f1d60"/>
    </style:style>
    <style:style style:name="T10" style:family="text">
      <style:text-properties officeooo:rsid="0016ebf4"/>
    </style:style>
    <style:style style:name="T11" style:family="text">
      <style:text-properties officeooo:rsid="001a70de"/>
    </style:style>
    <style:style style:name="T12" style:family="text">
      <style:text-properties officeooo:rsid="001f1d60"/>
    </style:style>
    <style:style style:name="T13" style:family="text">
      <style:text-properties officeooo:rsid="0020e902"/>
    </style:style>
    <style:style style:name="T14" style:family="text">
      <style:text-properties officeooo:rsid="00215967"/>
    </style:style>
    <style:style style:name="T15" style:family="text">
      <style:text-properties officeooo:rsid="002232f9"/>
    </style:style>
    <style:style style:name="T16" style:family="text">
      <style:text-properties officeooo:rsid="00232d65"/>
    </style:style>
    <style:style style:name="T17" style:family="text">
      <style:text-properties officeooo:rsid="0025cfe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LITECHNIKA KRAKOWSKA</text:p>
      <text:p text:style-name="P1"/>
      <text:p text:style-name="P1"/>
      <text:p text:style-name="P1"/>
      <text:p text:style-name="P1"/>
      <text:p text:style-name="P1"/>
      <text:p text:style-name="P3"/>
      <text:p text:style-name="P3"/>
      <text:p text:style-name="Title">Generator plansz do gry platformowej</text:p>
      <text:p text:style-name="Subtitle"><text:span text:style-name="T1">Projekt z przedmiotu </text:span>Automaty, <text:span text:style-name="T1">J</text:span>ęzyki i <text:span text:style-name="T1">O</text:span>bliczenia </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6">Spis treści</text:p>
          </text:index-title>
          <text:p text:style-name="P23"><text:a xlink:type="simple" xlink:href="#__RefHeading___Toc218_937328698" text:style-name="Index_20_Link" text:visited-style-name="Index_20_Link">Wstęp<text:tab/>3</text:a></text:p>
          <text:p text:style-name="P23"><text:a xlink:type="simple" xlink:href="#__RefHeading___Toc220_937328698" text:style-name="Index_20_Link" text:visited-style-name="Index_20_Link">Cel projektu<text:tab/>3</text:a></text:p>
          <text:p text:style-name="P23"><text:a xlink:type="simple" xlink:href="#__RefHeading___Toc222_937328698" text:style-name="Index_20_Link" text:visited-style-name="Index_20_Link">Technologia<text:tab/>3</text:a></text:p>
          <text:p text:style-name="P23"><text:a xlink:type="simple" xlink:href="#__RefHeading___Toc224_937328698" text:style-name="Index_20_Link" text:visited-style-name="Index_20_Link">Projekt systemu<text:tab/>3</text:a></text:p>
          <text:p text:style-name="P23"><text:a xlink:type="simple" xlink:href="#__RefHeading___Toc388_1635439621" text:style-name="Index_20_Link" text:visited-style-name="Index_20_Link">Dane wejściowe<text:tab/>4</text:a></text:p>
          <text:p text:style-name="P23"><text:a xlink:type="simple" xlink:href="#__RefHeading___Toc390_1635439621" text:style-name="Index_20_Link" text:visited-style-name="Index_20_Link">Architektura<text:tab/>5</text:a></text:p>
          <text:p text:style-name="P25"><text:a xlink:type="simple" xlink:href="#__RefHeading___Toc392_1635439621" text:style-name="Index_20_Link" text:visited-style-name="Index_20_Link">GrammarEntity<text:tab/>5</text:a></text:p>
          <text:p text:style-name="P25"><text:a xlink:type="simple" xlink:href="#__RefHeading___Toc394_1635439621" text:style-name="Index_20_Link" text:visited-style-name="Index_20_Link">Grammar<text:tab/>5</text:a></text:p>
          <text:p text:style-name="P25"><text:a xlink:type="simple" xlink:href="#__RefHeading___Toc396_1635439621" text:style-name="Index_20_Link" text:visited-style-name="Index_20_Link">CodeBuilder<text:tab/>5</text:a></text:p>
          <text:p text:style-name="P23"><text:a xlink:type="simple" xlink:href="#__RefHeading___Toc620_1635439621" text:style-name="Index_20_Link" text:visited-style-name="Index_20_Link">Sposób rozbudowy projektu<text:tab/>6</text:a></text:p>
          <text:p text:style-name="P23"><text:a xlink:type="simple" xlink:href="#__RefHeading___Toc622_1635439621" text:style-name="Index_20_Link" text:visited-style-name="Index_20_Link">Propozycje rozbudowy projektu<text:tab/>6</text:a></text:p>
          <text:p text:style-name="P23"><text:a xlink:type="simple" xlink:href="#__RefHeading___Toc398_1635439621" text:style-name="Index_20_Link" text:visited-style-name="Index_20_Link">Słowniczek<text:tab/>7</text:a></text:p>
        </text:index-body>
      </text:table-of-content>
      <text:p text:style-name="P4"/>
      <text:p text:style-name="P5"/>
      <text:h text:style-name="P26" text:outline-level="1"><text:bookmark-start text:name="__RefHeading___Toc218_937328698"/>Wstęp<text:bookmark-end text:name="__RefHeading___Toc218_937328698"/></text:h>
      <text:p text:style-name="P43"><text:span text:style-name="T2">Niniejszy dokument zawiera opis, działanie i zasady użytkowania prostego programu interpretującego tekst napisany w języku polskim. Na podstawie słów składających się na zdania, zgodne ze zdefiniowaną gramatyką, program tworzy planszę do prostej gry platformowej, opartej o silnik </text:span><text:bookmark text:name="user-content-clarity"/>Clarity <text:span text:style-name="T15">(opensource)</text:span>. <text:span text:style-name="T2">Przy pomocy kilku zdań, użytkownik może samodzielnie wygenerować prostą planszę, po której może skakać piłeczką.</text:span></text:p>
      <text:h text:style-name="P27" text:outline-level="1"><text:bookmark-start text:name="__RefHeading___Toc220_937328698"/>Cel projektu<text:bookmark-end text:name="__RefHeading___Toc220_937328698"/></text:h>
      <text:p text:style-name="P7">Celem projektu jest <text:span text:style-name="T3">zrealizowanie aplikacji budującej dwuwymiarową planszę na podstawie tekstu napisanego w języku naturalnym. Dzięki temu użytkownik może tworzyć swoje wymarzone mapy bez konieczności znajomości języków programowania.</text:span></text:p>
      <text:h text:style-name="P28" text:outline-level="1"><text:bookmark-start text:name="__RefHeading___Toc222_937328698"/>Technologia<text:bookmark-end text:name="__RefHeading___Toc222_937328698"/></text:h>
      <text:p text:style-name="P36">Ze względu na łatwość użycia z silnikiem Clarity, szybkość działania poleceń po stronie użytkownika, oraz możliwością używania na wielu platformach, zastosowano język JavaScript, przy wsparciu HTML, CSS oraz bibliotek Bootstrap i JQuery. Program powstawał przy użyciu systemu kontroli wersji GIT <text:span text:style-name="T17">oraz</text:span> IDE PhpStorm</text:p>
      <text:h text:style-name="P28" text:outline-level="1"><text:bookmark-start text:name="__RefHeading___Toc224_937328698"/>Projekt systemu<text:bookmark-end text:name="__RefHeading___Toc224_937328698"/></text:h>
      <text:p text:style-name="P8">Organizacja działania:</text:p>
      <text:list xml:id="list5067500874894292190" text:style-name="L1">
        <text:list-item>
          <text:p text:style-name="P37">Zdania są wprowadzane do pola tekstowego.</text:p>
        </text:list-item>
        <text:list-item>
          <text:p text:style-name="P38">Po wciśnięciu klawisza <text:span text:style-name="T15">E</text:span>nter, interpreter pobiera tekst.</text:p>
        </text:list-item>
        <text:list-item>
          <text:p text:style-name="P38"><text:span text:style-name="T4">Sprawdza</text:span> zgodnoś<text:span text:style-name="T4">ci</text:span> z zaimplementowaną gramatyką.</text:p>
        </text:list-item>
        <text:list-item>
          <text:p text:style-name="P39">W <text:span text:style-name="T6">przypadku poprawnej walidacji:</text:span></text:p>
          <text:list>
            <text:list-item>
              <text:p text:style-name="P39"><text:span text:style-name="T6">W </text:span>oparciu o dane z interpretera, zostaje utworzona macierz planszy.</text:p>
            </text:list-item>
            <text:list-item>
              <text:p text:style-name="P40">Macierz zo<text:span text:style-name="T5">staje przekazana do obiektu klasy Clarity, a gra przeładowana</text:span></text:p>
            </text:list-item>
          </text:list>
        </text:list-item>
        <text:list-item>
          <text:p text:style-name="P41">W przypadku niepoprawnej walidacji:</text:p>
          <text:list>
            <text:list-item>
              <text:p text:style-name="P41">Użytkownik zostaje poinformowany o tym, że tekst został napisany niezgodnie z zasadami zaimplementowanej gramatyki. </text:p>
            </text:list-item>
            <text:list-item>
              <text:p text:style-name="P41">Zostaje wyświetlony tekst wpisany przez użytkownika.</text:p>
            </text:list-item>
            <text:list-item>
              <text:p text:style-name="P41">Zostaje wyświetlony fragment tekstu, który spełnił zasady gramatyki.</text:p>
            </text:list-item>
          </text:list>
        </text:list-item>
      </text:list>
      <text:h text:style-name="P30" text:outline-level="1"/>
      <text:h text:style-name="P32" text:outline-level="1"><text:bookmark-start text:name="__RefHeading___Toc388_1635439621"/>Dane wejściowe<text:bookmark-end text:name="__RefHeading___Toc388_1635439621"/></text:h>
      <text:p text:style-name="P9"><text:span text:style-name="T11">Daną</text:span> <text:span text:style-name="T11">wejściową</text:span> <text:span text:style-name="T11">jest </text:span>tekst napisany w języku polskim, ze znakami diakrytycznymi. Znaki interpunkcyjne nie są wymagane. Ważne, by zacząć zdanie wielką literą. Zdanie musi być zgodne z regułami gramatyki <text:span text:style-name="T13">nieregularnej, bezkontekstowej, które przedstawione są</text:span> <text:span text:style-name="T12">w kodzie, w komentarzu, którego właściwy fragment widać poniżej</text:span>:</text:p>
      <text:p text:style-name="P19"><text:s/><text:span text:style-name="T10">G</text:span><text:span text:style-name="T7"> =&gt; </text:span><text:span text:style-name="T8">S</text:span></text:p>
      <text:p text:style-name="P19"><text:s/><text:span text:style-name="T7">S =&gt; A</text:span></text:p>
      <text:p text:style-name="P18"><text:s/><text:span text:style-name="T7">S =&gt; ABC</text:span></text:p>
      <text:p text:style-name="P18"><text:s/><text:span text:style-name="T7">A =&gt; KMRC</text:span></text:p>
      <text:p text:style-name="P18"><text:s/><text:span text:style-name="T7">K =&gt; k</text:span></text:p>
      <text:p text:style-name="P18"><text:s/><text:span text:style-name="T7">K =&gt; kZ</text:span></text:p>
      <text:p text:style-name="P18"><text:s/><text:span text:style-name="T7">Z =&gt; z</text:span></text:p>
      <text:p text:style-name="P18"><text:s/><text:span text:style-name="T7">M =&gt; m</text:span></text:p>
      <text:p text:style-name="P18"><text:s/><text:span text:style-name="T7">R =&gt; NrN (???)</text:span></text:p>
      <text:p text:style-name="P18"><text:s/><text:span text:style-name="T7">N =&gt; n</text:span></text:p>
      <text:p text:style-name="P18"><text:s/><text:span text:style-name="T7">B =&gt; DE</text:span></text:p>
      <text:p text:style-name="P18"><text:s/><text:span text:style-name="T7">B =&gt; FG</text:span></text:p>
      <text:p text:style-name="P18"><text:s/><text:span text:style-name="T7">E =&gt; e</text:span></text:p>
      <text:p text:style-name="P18"><text:s/><text:span text:style-name="T7">D =&gt; d</text:span></text:p>
      <text:p text:style-name="P18"><text:s/><text:span text:style-name="T7">F =&gt; f</text:span></text:p>
      <text:p text:style-name="P18"><text:s/><text:span text:style-name="T7">G =&gt; G</text:span></text:p>
      <text:p text:style-name="P18"><text:s/><text:span text:style-name="T7">C =&gt; HI</text:span></text:p>
      <text:p text:style-name="P18"><text:s/><text:span text:style-name="T7">C =&gt; HIC</text:span></text:p>
      <text:p text:style-name="P18"><text:s/><text:span text:style-name="T7">C =&gt; HIJL</text:span></text:p>
      <text:p text:style-name="P19"><text:s/><text:span text:style-name="T7">C =&gt; HIJLC</text:span></text:p>
      <text:p text:style-name="P19"><text:s/><text:span text:style-name="T7">H =&gt; h</text:span></text:p>
      <text:p text:style-name="P19"><text:s/><text:span text:style-name="T7">I =&gt; i</text:span></text:p>
      <text:p text:style-name="P18"><text:s/><text:span text:style-name="T7">J =&gt; j</text:span></text:p>
      <text:p text:style-name="P22"><text:s/><text:span text:style-name="T7">L =&gt; l</text:span></text:p>
      <text:p text:style-name="P44"/>
      <text:p text:style-name="P22"><text:span text:style-name="T7"><text:s/>// </text:span><text:span text:style-name="T9">gdzie…</text:span></text:p>
      <text:p text:style-name="P21"><text:s/><text:span text:style-name="T7">// A – </text:span><text:span text:style-name="T8">Początek zdania</text:span></text:p>
      <text:p text:style-name="P21"><text:s/><text:span text:style-name="T7">// K - create</text:span></text:p>
      <text:p text:style-name="P21"><text:s/><text:span text:style-name="T7">// Z - conjunction</text:span></text:p>
      <text:p text:style-name="P21"><text:s/><text:span text:style-name="T7">// M - subject</text:span></text:p>
      <text:p text:style-name="P21"><text:s/><text:span text:style-name="T7">// R - size</text:span></text:p>
      <text:p text:style-name="P21"><text:s/><text:span text:style-name="T7">// N - size number</text:span></text:p>
      <text:p text:style-name="P21"><text:s/><text:span text:style-name="T7">// B - sentence follows</text:span></text:p>
      <text:p text:style-name="P21"><text:s/><text:span text:style-name="T7">// C - map description</text:span></text:p>
      <text:p text:style-name="P20"><text:s/>// H - element size</text:p>
      <text:p text:style-name="P20"><text:s/>// I - element type</text:p>
      <text:p text:style-name="P20"><text:s/>// J - element horizontal placement</text:p>
      <text:p text:style-name="P45"><text:s/>// L - element vertical placement</text:p>
      <text:p text:style-name="P10"/>
      <text:h text:style-name="P33" text:outline-level="1"><text:bookmark-start text:name="__RefHeading___Toc390_1635439621"/>Architektura<text:bookmark-end text:name="__RefHeading___Toc390_1635439621"/></text:h>
      <text:p text:style-name="P11">System składa się z trzech klas, z których dwie służą do definiowania gramatyki i walidacji poprawności zdania, i jednej, która w oparciu o dane z dwóch poprzednich buduje macierz planszy.</text:p>
      <text:h text:style-name="Heading_20_2" text:outline-level="2"><text:bookmark-start text:name="__RefHeading___Toc392_1635439621"/>GrammarEntity<text:bookmark-end text:name="__RefHeading___Toc392_1635439621"/></text:h>
      <text:p text:style-name="P12">Klasa <text:span text:style-name="T14">GrammarEntity,</text:span> <text:span text:style-name="T13">odpowiada temu, co w regułach gramatyki reprezentuje symbol terminalny. Dodatkowo, każda Encja przetrzymuje informacje na temat relacji, jakie może mieć z innymi, sobie podobnymi obiektami. Umożliwiając wyszczególnienie kolejności i konieczności sprawdzania tychże. Co ważne, to w Encji odbywa się walidacja poprawności wprowadzonego tekstu. Tam jest metoda, która najpierw sprawdza, czy jeszcze niezwalidowany fragment tekstu zaczyna się od ciągu znaków bieżącej Encji. Jeśli tak, w następnym kroku wywołuje metody walidacyjne opcjonalnych Encji, które mają być sprawdzane przed Encjami głównymi. Później, kolejno sprawdza Encje główne, Encje główne unikalne, Encje opcjonalne, unikalne, sprawdzane po encjach głównych, oraz Encje opcjonalne sprawdzane po Encjach głównych.</text:span></text:p>
      <text:p text:style-name="P13">Relacja pomiędzy dwiema encjami, poza obiektem Encji zawiera też znaczenie Encji, do której prowadzi. W wypadku udanej walidacji, znaczenie to, wraz ze zwalidowanym słowem, zostaje zapisane, by później zostać użyte podczas budowania planszy.</text:p>
      <text:h text:style-name="P46" text:outline-level="2"><text:bookmark-start text:name="__RefHeading___Toc394_1635439621"/>Grammar<text:bookmark-end text:name="__RefHeading___Toc394_1635439621"/></text:h>
      <text:p text:style-name="P14">Klasa Grammar jest klasą definiującą gramatykę interpretera. To w niej tworz<text:span text:style-name="T17">one są</text:span> Encje i to w niej definiują się relacj<text:span text:style-name="T17">e</text:span>. Jest ona również inicjatorem walidacji Encji, które są walidowane w oparciu o relacje zdefiniowane właśnie w tej klasie.</text:p>
      <text:h text:style-name="Heading_20_2" text:outline-level="2"><text:bookmark-start text:name="__RefHeading___Toc396_1635439621"/>CodeBuilder<text:bookmark-end text:name="__RefHeading___Toc396_1635439621"/></text:h>
      <text:p text:style-name="P14">Klasa CodeBuilder, a dokładniej rzecz ujmując, metoda getMapMatrix odpowiada za tworzenie macierzy planszy na podstawie danych powstałych podczas walidacji poprawności tekstu. To tutaj znajduje się logika, która sprawia, że wcześniej wpisane słowa „platforma”, „ściana”, „kładka”, oraz rozmiary planszy, zamieniają się w kreski i obszary na ekranie użytkownika.</text:p>
      <text:h text:style-name="P29" text:outline-level="1"/>
      <text:h text:style-name="P34" text:outline-level="1"><text:bookmark-start text:name="__RefHeading___Toc620_1635439621"/>Sposób rozbudowy projektu<text:bookmark-end text:name="__RefHeading___Toc620_1635439621"/></text:h>
      <text:p text:style-name="P15">System może być używany nie tylko do gier platformowych. To jak ma wyglądać końcowa plansza jest napisane w klasie CodeBuilder, która na dzień dzisiejszy zawiera tylko 250 linii. Zmiana kodu tej klasy na inny, na przykład tworzący macierz trójwymiarową, lub plik <text:span text:style-name="T16">wsadowy do jakiegoś programu graficznego, powinna być dziecinnie prosta.</text:span></text:p>
      <text:p text:style-name="P16">Rozszerzenie Encji o kolejne synonimy, lub dodatkowe słowa, wraz z delikatną refaktoryzacją kodu klasy CodeBuilder, umożliwią tworzenie nowych elementów planszy. Już nie tylko platform i ścian, ale i schodów, płapek itp.</text:p>
      <text:h text:style-name="P31" text:outline-level="1"><text:bookmark-start text:name="__RefHeading___Toc622_1635439621"/>Propozycje rozbudowy projektu<text:bookmark-end text:name="__RefHeading___Toc622_1635439621"/></text:h>
      <text:p text:style-name="P17">„<text:span text:style-name="T15">Stwórz mi zamek pośród lasu na niewysokim wzgórzu. Obok zamku niechaj ciągną się stajnie, a pod zamkiem gęsty labirynt ciasnych tuneli.” - tak w przyszłości można by zastosować interpreter, którego wczesna wersja Alfa dostępna jest już dziś pod adresem </text:span><text:a xlink:type="simple" xlink:href="https://wziom.github.io/JAiO/" text:style-name="Internet_20_link" text:visited-style-name="Visited_20_Internet_20_Link"><text:span text:style-name="T15">https://wziom.github.io/JAiO/</text:span></text:a>,<text:span text:style-name="T15"> a kod źródłowy tutaj: </text:span><text:a xlink:type="simple" xlink:href="https://github.com/wziom/JAiO" text:style-name="Internet_20_link" text:visited-style-name="Visited_20_Internet_20_Link"><text:span text:style-name="T15">https://github.com/wziom/JAiO</text:span></text:a><text:span text:style-name="T15">.</text:span></text:p>
      <text:p text:style-name="P16">Silnik Clarity posiada zdefiniowane pola śmierci, których kontakt z piłeczką skutkuje przegraną. Można nauczyć interpreter lub CodeBuilder tworzenia takich i innych pól, jak na przykład pola wody, trampoliny, czy mety.</text:p>
      <text:h text:style-name="P35" text:outline-level="1"><text:bookmark-start text:name="__RefHeading___Toc398_1635439621"/>Słowniczek<text:bookmark-end text:name="__RefHeading___Toc398_1635439621"/></text:h>
      <table:table table:name="Tabela1" table:style-name="Tabela1">
        <table:table-column table:style-name="Tabela1.A"/>
        <table:table-column table:style-name="Tabela1.B"/>
        <table:table-row>
          <table:table-cell table:style-name="Tabela1.A1" office:value-type="string">
            <text:p text:style-name="P24">Encja</text:p>
          </table:table-cell>
          <table:table-cell table:style-name="Tabela1.B1" office:value-type="string">
            <text:p text:style-name="P24">Obiekt klasy GrammarEntity</text:p>
          </table:table-cell>
        </table:table-row>
        <table:table-row>
          <table:table-cell table:style-name="Tabela1.A2" office:value-type="string">
            <text:p text:style-name="P24">Encja główna</text:p>
          </table:table-cell>
          <table:table-cell table:style-name="Tabela1.B2" office:value-type="string">
            <text:p text:style-name="P13">Encja, której niepoprawna walidacja zwraca błąd niepoprawnej walidacji i informuje użytkownika, o niepoprawnej strukturze wprowadzonego tekstu.</text:p>
          </table:table-cell>
        </table:table-row>
        <table:table-row>
          <table:table-cell table:style-name="Tabela1.A2" office:value-type="string">
            <text:p text:style-name="P24">Encje unikalna</text:p>
          </table:table-cell>
          <table:table-cell table:style-name="Tabela1.B2" office:value-type="string">
            <text:p text:style-name="P24">Encje, spośród których tylko jedna może zostać zwalidowana poprawnie. Jeśli jedna z takich Encji zostanie zwalidowana, pozostałe nie zostaną nawet poddane próbie walidacji.</text:p>
          </table:table-cell>
        </table:table-row>
        <table:table-row>
          <table:table-cell table:style-name="Tabela1.A2" office:value-type="string">
            <text:p text:style-name="P24">Encje opcjonalne</text:p>
          </table:table-cell>
          <table:table-cell table:style-name="Tabela1.B2" office:value-type="string">
            <text:p text:style-name="P24">Encje, których niepoprawna walidacja nie ma wpływu na dalszy przebieg sprawdzania poprawności wpisanego tekstu.</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1:33:54.087000000</meta:creation-date>
    <dc:date>2017-07-03T21:07:11.246259000</dc:date>
    <meta:editing-duration>P1DT5H53M14S</meta:editing-duration>
    <meta:editing-cycles>4</meta:editing-cycles>
    <meta:generator>LibreOffice/5.2.4.2$MacOSX_X86_64 LibreOffice_project/3d5603e1122f0f102b62521720ab13a38a4e0eb0</meta:generator>
    <meta:document-statistic meta:table-count="1" meta:image-count="0" meta:object-count="0" meta:page-count="7" meta:paragraph-count="97" meta:word-count="921" meta:character-count="6273" meta:non-whitespace-character-count="5419"/>
  </office:meta>
</office:document-meta>
</file>